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9"/>
        <table:table-column table:style-name="co3" table:default-cell-style-name="ce12"/>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105" table:style-name="ta3">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5"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4"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105'.$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1-12-13T07:09:23.77" calcext:value-type="date" table:number-columns-spanned="3" table:number-rows-spanned="1">
            <text:p>Dec-13-21</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1-12-18T07:09:23.77" calcext:value-type="date" table:number-columns-spanned="3" table:number-rows-spanned="1">
            <text:p>Dec-18-21</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105'.A1:'202105'.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1"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9">00/00/0000</text:date>, <text:time style:data-style-name="N2" text:time-value="07:09:22.70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1-12-19T07:09:51.946000000</dc:date>
    <meta:generator>LibreOffice/6.3.5.2$Windows_x86 LibreOffice_project/dd0751754f11728f69b42ee2af66670068624673</meta:generator>
    <meta:editing-duration>PT8H41M</meta:editing-duration>
    <meta:editing-cycles>120</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1 SYSON, MICHAEL B.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company: USBONG
' @author: SYSON, MICHAEL B.
' @date created: 20191226
' @date updated: 20211003
' @website address: www.usbong.ph
'

Global startDate As Date
Global endDate As Date
Global dTotalNetPF As Double
Global dActualTotalNetPF As Double
Global dForecasteddTotalNetPFFromHMO As Double
'Global dTotalPTTreatment As Double 'removed by Mike, 20201011
Global dForecastedTotalNetPTTreatmentFromHMO As Double
Global dForecastedTotalNetConsultationFromHMO As Double
Global unpaidTransactionDateContainer As Object 'added by Mike, 20201011
Global iUnpaidTransactionDateContainerCount As Integer 'added by Mike, 20201011

'added by Mike, 20210711
Global iCashTotalCount As Integer
Global iHMOTotalCount As Integer

Sub autoGenerateWorkbookWithWeeklyCollectionReportLibreOfficeCalc
' Copyright 2019~2021 SYSON, MICHAEL B.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company: USBONG
' @author: SYSON, MICHAEL B.
' @date created: 20191226
' @date updated: 20211219; from 20210711
' @website address: http://www.usbong.ph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    MsgBox ("startDateYear: " &amp; startDateYear)
'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    MsgBox ("myInputStartDate! " &amp; myInputStartDate.name)
 '   MsgBox ("myInputEndDate! " &amp; myInputEndDate.name)

'added by Mike, 20210502
'   MsgBox ("myInputStartDate! " &amp; myInputStartDateWorksheet.name)
'   MsgBox ("myInputEndDate! " &amp; myInputEndDateWorksheet.name)
        
    dTotalNetPF = 0
    dForecastedTotalNetPTTreatmentFromHMO = 0

    dActualTotalNetPF = 0 'added by Mike, 20201011
	
	'added by Mike, 20201011
  	Set unpaidTransactionDateContainer = New Collection    
	iUnpaidTransactionDateContainerCount = 0
    
    'added by Mike, 20210711
    iCashTotalCount = 0
    iHMOTotalCount = 0
            
    'TO-DO: -update: instructions for the function to return two (2) output values
    'dTotalNetPF = autoComputedTotalNetPF(myInputStartDate)

	'added by Mike, 20201011
    Call autoWriteCashPaidDatePhraseInNotesColumnTreatmentMasterList
	
    'TO-DO: -reverify: this
	'edited by Mike, 20210502
    Call autoComputedTotalNetPF(myInputStartDateWorksheet)
	Call autoIdentifyDateOfUnpaidTransaction(myInputStartDateWorksheet) 'added by Mike, 20201011
	Call autoComputedTotalCounts(myInputStartDateWorksheet) 'added by Mike, 20210711

    If (myInputStartDateWorksheet.name &lt;&gt; myInputEndDateWorksheet.name) Then
'        dTotalNetPF = autoComputedTotalNetPF(myInputEndDate)

		'added by Mike, 20201011
	    Call autoWriteCashPaidDatePhraseInNotesColumnTreatmentMasterList

    	'TO-DO: -reverify: this
        Call autoComputedTotalNetPF(myInputEndDateWorksheet)
		Call autoIdentifyDateOfUnpaidTransaction(myInputEndDateWorksheet) 'added by Mike, 20201011
		
		Call autoComputedTotalCounts(myInputStartDateWorksheet) 'added by Mike, 20210711		
    End If

	'added by Mike, 20201011
'	Msgbox("count: " &amp; iUnpaidTransactionDateContainerCount)

	'added by Mike, 20210502
	sPath = DirectoryNameoutofPath(ThisComponent.getURL(),"/")
  	sFileName = FileNameoutofPath(ThisComponent.getURL(),"/")
  	
	'save workbook
	saveAsODSArgs(0).Name = "URL"
	saveAsODSArgs(0).Value = sPath &amp; "/" &amp; sFileName 
	saveAsODSArgs(1).Name = "FilterName"
	saveAsODSArgs(1).Value = "calc8" '"writer8"
	
	'added by Mike, 20211219
	dispatcher.executeDispatch(ThisComponent.CurrentController.Frame, ".uno:SaveAs", "", 0, saveAsODSArgs())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TO-DO: -update: this		
'		'added by Mike, 20211219
'	    worksheet = oSheets.getByIndex(1)
'	    oSheets.removeByName(worksheet.Name)
'
	'added by Mike, 20211219; TO-DO: -update: this
	'create new worksheet, delete previous worksheet if exists
'	else 
'	    newWorkbook.Sheets.insertNewByName(outputWorksheetName+"0", 0)    		
'	   	worksheet = newWorkbook.Sheets.getByIndex(0)
'	    'worksheet = oSheets.getByName(worksheet.Name)
'	    worksheet.Name = "Report" 
'
'	    worksheet = oSheets.getByIndex(1)
'	    oSheets.removeByName(worksheet.Name)	    
   End If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edited by Mike, 20201011
	'worksheet.getCellRangeByName("B7").value = "-1.00"
	worksheet.getCellRangeByName("B7").setString(dActualTotalNetPF)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added by Mike, 20201011
	dTotalUncollectedCash = dTotalNetPF - dActualTotalNetPF
	
	'edited by Mike, 20201011
    'worksheet.getCellRangeByName("B16").setValue("0.00")
    'edited by Mike, 20201115
    'This is for the computer to auto-compute value even if we change the value in the actual cell
    'worksheet.getCellRangeByName("B16").setValue(dTotalUncollectedCash)
    'edited by Mike, 20201206
'    worksheet.getCellRangeByName("B16").Formula = "=B7+B9" 'PT Treatment and Consultation
    worksheet.getCellRangeByName("B16").Formula = "=(B6-B7)+(B8-B9)" 'PT Treatment and Consultation
		
	oNumberFormats = ThisComponent.numberFormats
	lKey = oNumberFormats.queryKey("0.00", oLocalSettings , true)
	worksheet.getCellRangeByName("B16").NumberFormat = lKey		

	'added by Mike, 20201011
	'dates of unpaid transactions	
	iUnpaidTransactionDateContainerCountTotal = unpaidTransactionDateContainer.Count
	
	'note: add -1 due to total not included; start at 0
	For iCount=0 to iUnpaidTransactionDateContainerCountTotal-1
		If (worksheet.getCellRangeByName("C16").String="") then
			worksheet.getCellRangeByName("C16").String = CStr(unpaidTransactionDateContainer(CStr(iCount)))
		Else
			worksheet.getCellRangeByName("C16").String = worksheet.getCellRangeByName("C16").String &amp; "," &amp; CStr(unpaidTransactionDateContainer(CStr(iCount)))
		End If	
	Next
	    
    'edited by Mike, 20201011
    'worksheet.getCellRangeByName("B17").setValue("0.00")
    'edited by Mike, 20201115
    'This is for the computer to auto-compute value even if we change the value in the actual cell    
    'worksheet.getCellRangeByName("B17").setValue(dTotalUncollectedCash)
    worksheet.getCellRangeByName("B17").Formula = "=B16" 'PT Treatment and Consultation

	oNumberFormats = ThisComponent.numberFormats
	lKey = oNumberFormats.queryKey("0.00", oLocalSettings , true)
	worksheet.getCellRangeByName("B17").NumberFormat = lKey		

	'added by Mike, 20210711
    worksheet.getCellRangeByName("A18").setString("V. TOTAL COUNTS")
    worksheet.getCellRangeByName("A19").setString("    Cash Total Count:")
    worksheet.getCellRangeByName("A20").setString("    HMO Total Count:")
    worksheet.getCellRangeByName("A21").setString("    Grand Total Count:")

    worksheet.getCellRangeByName("B19").Value = iCashTotalCount
    worksheet.getCellRangeByName("B20").Value = iHMOTotalCount
    worksheet.getCellRangeByName("B21").Value = iCashTotalCount+iHMOTotalCount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1011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added by Mike, 20201011
					'verify if we transaction is already "paid" in actuality
					sPaidKeyPhrase = "paid:"
							
		            If (InStr(UCase(myInputWorksheet.getCellRangeByName("A" &amp; RowCount).String), UCase(sPaidKeyPhrase)) &lt;&gt; 0) Then
                    	dActualTotalNetPF = dActualTotalNetPF + myInputWorksheet.getCellRangeByName("K" &amp; RowCount).value
		            End If
                    
                Else
                    dForecastedTotalNetPTTreatmentFromHMO = dForecastedTotalNetPTTreatmentFromHMO + myInputWorksheet.getCellRangeByName("K" &amp; RowCount).value
					
					'TO-DO: -add: actual Total paid for HMO transactions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1011
Private Function autoIdentifyDateOfUnpaidTransaction(myInputWorksheet As Object)  
'    iKeyCountTotal=unpaidTransactionDateContainer.Count
    iKeyCount = 0
    RowCount = 1

    'identify the last transaction row
    For Each row In myInputWorksheet.Rows
        'MsgBox ("RowCount: " &amp; RowCount)
        
        If RowCount = 1 Then 'do not include Table header row
        Else
            myCurrentDate = CDate(myInputWorksheet.getCellRangeByName("B" &amp; RowCount).value)

'            MsgBox ("startDate: " &amp; startDate)
'            MsgBox ("myCurrentDate: " &amp; myCurrentDate)
            
            If myCurrentDate &gt;= startDate And myCurrentDate &lt;= endDate Then
            	'if Cash, i.e. not HMO
                If InStr(myInputWorksheet.getCellRangeByName("I" &amp; RowCount).String, "HMO") = 0 Then
					'verify if we transaction is already "paid" in actuality
					sPaidKeyPhrase = "paid:"

					'if paid
		            If (InStr(UCase(myInputWorksheet.getCellRangeByName("A" &amp; RowCount).String), UCase(sPaidKeyPhrase)) &lt;&gt; 0) Then
                    'identify dates of unpaid transactions
                    else
                    	'TO-DO: -update: date format
                    	'Reference: https://wiki.openoffice.org/wiki/Documentation/BASIC_Guide/Strings_(Runtime_Library)
                    	'last accessed: 20201011
                    	
                    	sDate = myInputWorksheet.getCellRangeByName("B" &amp; RowCount).String
                    	
'                    	Msgbox("&gt;&gt;&gt;" &amp; sDate)
							
'                    	If Contains(unpaidTransactionDateContainer, sDate) Then
'                    	Else 
'                    		unpaidTransactionDateContainer.Add sDate, sDate 'key and value are sDate
'                    	End If

						iTotal=unpaidTransactionDateContainer.Count
						bHasDateInCollection=False
						
						'if Not 0
						If (iTotal &lt;&gt; 0) Then
							'note: add -1 due to total not included; start at 0
							For iCount=0 to iTotal-1
'								Msgbox("sDate: " &amp; sDate)
'								Msgbox("unpaid: " &amp; unpaidTransactionDateContainer(CStr(iCount))

								If InStr(sDate,unpaidTransactionDateContainer(CStr(iCount))) = 0 Then
								Else
									bHasDateInCollection=True
									Exit For
								End If
							
	'							if Contains(unpaidTransactionDateContainer, CStr(iCount)) Then
	'							Else
	'								unpaidTransactionDateContainer.Add sDate, CStr(iCount)
	'							End If
							Next
						End If
						
						If Not bHasDateInCollection Then						
							'edited by Mike, 20211003
'							unpaidTransactionDateContainer.Add sDate, CStr(iKeyCount)
							if Contains(unpaidTransactionDateContainer, CStr(iKeyCount)) Then
							Else
								unpaidTransactionDateContainer.Add sDate, CStr(iKeyCount)
							End If
							
							iKeyCount=iKeyCount+1
						End If

					End If
				End If
            Else
				'TO-DO: -add: actual Total paid for HMO transactions
            End If
        End If
                
        RowCount = RowCount + 1
        
        If (myInputWorksheet.getCellRangeByName("C" &amp; RowCount).String="") Then
            Exit For
        End If
    Next row    
End Function

'added by Mike, 20210711
Private Function autoComputedTotalCounts(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If InStr(myInputWorksheet.getCellRangeByName("I" &amp; RowCount).String, "HMO") = 0 Then
                    'MsgBox ("Name" &amp; myInputWorksheet.getCellRangeByName("D" &amp; RowCount).String)
                
                    iCashTotalCount = iCashTotalCount + 1
                    
                    'MsgBox ("iHMOTotalCount: " &amp; iHMOTotalCount)                                        
                Else
                    iHMOTotalCount = iHMOTotalCount + 1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1011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Object 'Range 'edited by Mike, 20200920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added by Mike, 20201011			   			 
			 'if transaction row's background color is -1, i.e. transparent/blank
  			 inputCellBackgroundColor = myInput.getCellRangeByName("A" &amp; RowCount).CellBackColor
			 
			 'edited by Mike, 20201011			   			 
  			 If (inputCellBackgroundColor=-1) Then
  			 else 'if not transparent/blank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added by Mike, 20201011
'Reference: https://stackoverflow.com/questions/40265781/how-to-count-duplicate-entries-in-openoffice-libreoffice-basic;
'answer by: Jim K, 20161027T1426
' Returns True if the collection contains the key, otherwise False.
Function Contains(coll As Collection, key As Variant)
    On Error Goto ErrorHandler
    coll.Item(key)
    Contains = True
    Exit Function
ErrorHandler:
    Contains = Fals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